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693cm"/>
    </style:style>
    <style:style style:name="Tableau1.B" style:family="table-column">
      <style:table-column-properties style:column-width="5.106cm"/>
    </style:style>
    <style:style style:name="Tableau1.C" style:family="table-column">
      <style:table-column-properties style:column-width="3.399cm"/>
    </style:style>
    <style:style style:name="Tableau1.D" style:family="table-column">
      <style:table-column-properties style:column-width="5.808cm"/>
    </style:style>
    <style:style style:name="Tableau1.E" style:family="table-column">
      <style:table-column-properties style:column-width="1.005cm"/>
    </style:style>
    <style:style style:name="Tableau1.1" style:family="table-row">
      <style:table-row-properties style:min-row-height="1.00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00ff" fo:font-size="36pt" officeooo:rsid="0013f089" officeooo:paragraph-rsid="0013f089" style:font-size-asian="36pt" style:font-size-complex="36pt"/>
    </style:style>
    <style:style style:name="P2" style:family="paragraph" style:parent-style-name="Standard">
      <style:paragraph-properties fo:text-align="start" style:justify-single-word="false"/>
      <style:text-properties fo:color="#0000ff" fo:font-size="36pt" officeooo:rsid="0013f089" officeooo:paragraph-rsid="0013f089" style:font-size-asian="36pt" style:font-size-complex="36pt"/>
    </style:style>
    <style:style style:name="P3" style:family="paragraph" style:parent-style-name="Table_20_Contents">
      <style:paragraph-properties fo:text-align="center" style:justify-single-word="false"/>
      <style:text-properties fo:font-size="15pt" officeooo:rsid="0014b195" officeooo:paragraph-rsid="0014b195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officeooo:rsid="0014b195" officeooo:paragraph-rsid="0014b195" style:font-size-asian="13.1000003814697pt" style:font-size-complex="15pt"/>
    </style:style>
    <style:style style:name="P5" style:family="paragraph" style:parent-style-name="Table_20_Contents">
      <style:paragraph-properties fo:text-align="start" style:justify-single-word="false"/>
      <style:text-properties fo:font-size="12pt" officeooo:rsid="0014b195" officeooo:paragraph-rsid="0014b195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1635bd" officeooo:paragraph-rsid="001635bd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165719" officeooo:paragraph-rsid="00165719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19444c" officeooo:paragraph-rsid="0019444c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19a2e0" officeooo:paragraph-rsid="0019a2e0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officeooo:rsid="001635bd" officeooo:paragraph-rsid="001635bd"/>
    </style:style>
    <style:style style:name="P12" style:family="paragraph" style:parent-style-name="Table_20_Contents">
      <style:paragraph-properties fo:text-align="start" style:justify-single-word="false"/>
      <style:text-properties officeooo:rsid="00165719" officeooo:paragraph-rsid="00165719"/>
    </style:style>
    <style:style style:name="P13" style:family="paragraph" style:parent-style-name="Table_20_Contents">
      <style:paragraph-properties fo:text-align="start" style:justify-single-word="false"/>
      <style:text-properties officeooo:rsid="0019a2e0" officeooo:paragraph-rsid="0019a2e0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1635bd" officeooo:paragraph-rsid="001635bd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14b195" officeooo:paragraph-rsid="0014b195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01aaf77" officeooo:paragraph-rsid="001aaf77" style:font-size-asian="12pt" style:font-size-complex="12pt"/>
    </style:style>
    <style:style style:name="P18" style:family="paragraph" style:parent-style-name="Header">
      <style:text-properties fo:color="#b2b2b2" officeooo:rsid="001aaf77" officeooo:paragraph-rsid="001aaf77"/>
    </style:style>
    <style:style style:name="T1" style:family="text">
      <style:text-properties officeooo:rsid="001852e4"/>
    </style:style>
    <style:style style:name="T2" style:family="text">
      <style:text-properties officeooo:rsid="0019444c"/>
    </style:style>
    <style:style style:name="T3" style:family="text">
      <style:text-properties officeooo:rsid="0019a2e0"/>
    </style:style>
    <style:style style:name="T4" style:family="text">
      <style:text-properties fo:color="#b2b2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 recette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3">ID</text:p>
          </table:table-cell>
          <table:table-cell table:style-name="Tableau1.A1" office:value-type="string">
            <text:p text:style-name="P4">Démarche</text:p>
          </table:table-cell>
          <table:table-cell table:style-name="Tableau1.A1" office:value-type="string">
            <text:p text:style-name="P4">Données</text:p>
          </table:table-cell>
          <table:table-cell table:style-name="Tableau1.A1" office:value-type="string">
            <text:p text:style-name="P4">Comportement Attendu</text:p>
          </table:table-cell>
          <table:table-cell table:style-name="Tableau1.E1" office:value-type="string">
            <text:p text:style-name="P3">OK</text:p>
          </table:table-cell>
        </table:table-row>
        <table:table-row>
          <table:table-cell table:style-name="Tableau1.A2" office:value-type="string">
            <text:p text:style-name="P17">1</text:p>
          </table:table-cell>
          <table:table-cell table:style-name="Tableau1.A2" office:value-type="string">
            <text:p text:style-name="P17">Aller sur internet et désactiver le proxy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5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17">2</text:p>
          </table:table-cell>
          <table:table-cell table:style-name="Tableau1.A2" office:value-type="string">
            <text:p text:style-name="P5">Ouvrir QtCreator ( dans la barre des taches)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5">QtCreator se lance</text:p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17">3</text:p>
          </table:table-cell>
          <table:table-cell table:style-name="Tableau1.A2" office:value-type="string">
            <text:p text:style-name="P5">Cliquer sur « Open Project »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5">Une fenêtre pour choisir son projet apparaît</text:p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17">4</text:p>
          </table:table-cell>
          <table:table-cell table:style-name="Tableau1.A2" office:value-type="string">
            <text:p text:style-name="P7">Dans la fenêtre, aller sur le bureau et choisir le projet « Labyrinthe ». Dans ce fichier, double cliquer sur « Labyrinthe.pro»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7">Le programme ce lance et du code apparaît sur l’application</text:p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17">5</text:p>
          </table:table-cell>
          <table:table-cell table:style-name="Tableau1.A2" office:value-type="string">
            <text:p text:style-name="P7">Cliquer sur exécuter ( une flèche verte, en bas a gauche, en dessous de l’icône ordinateur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7">Une fenêtre avec un labyrinthe <text:s/>apparaît</text:p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17">6</text:p>
          </table:table-cell>
          <table:table-cell table:style-name="Tableau1.A2" office:value-type="string">
            <text:p text:style-name="P11"><text:span text:style-name="T2">Déplacer la souris</text:span> sur le carré rouge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8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17">7</text:p>
          </table:table-cell>
          <table:table-cell table:style-name="Tableau1.A2" office:value-type="string">
            <text:p text:style-name="P13">Se déplacer a travers le labyrinthe sans sortir des zones blanches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8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17">8</text:p>
          </table:table-cell>
          <table:table-cell table:style-name="Tableau1.A2" office:value-type="string">
            <text:p text:style-name="P12">Il faut aller sur le carré bleu pour finir la partie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9">Un message apparaît sur <text:span text:style-name="T3">l’application serveur. Indiquant :</text:span></text:p>
            <text:p text:style-name="P10">message reçu : GAGNE :5</text:p>
            <text:p text:style-name="P10">numéro énigme 5</text:p>
            <text:p text:style-name="P10">MESSAGE VALIDE</text:p>
          </table:table-cell>
          <table:table-cell table:style-name="Tableau1.E2" office:value-type="string">
            <text:p text:style-name="P6"><text:s/></text:p>
          </table:table-cell>
        </table:table-row>
        <table:table-row>
          <table:table-cell table:style-name="Tableau1.A2" office:value-type="string">
            <text:p text:style-name="P17">9</text:p>
          </table:table-cell>
          <table:table-cell table:style-name="Tableau1.A2" office:value-type="string">
            <text:p text:style-name="P12">Appuyer sur une touche <text:span text:style-name="T1">pour relancé si vous avez perdu</text:span> 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8"/>
          </table:table-cell>
          <table:table-cell table:style-name="Tableau1.E2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b2b2b2" officeooo:rsid="001aaf77" officeooo:paragraph-rsid="001aaf77"/>
    </style:style>
    <style:style style:name="MT1" style:family="text">
      <style:text-properties fo:color="#b2b2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 Labyrinthe <text:tab/><text:tab/>St Felix La Salle</text:p>
      </style:header>
      <style:footer>
        <text:p text:style-name="Footer"><text:tab/><text:tab/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09:28:25.100000000</meta:creation-date>
    <dc:date>2018-12-14T11:51:20.506000000</dc:date>
    <meta:editing-duration>PT6M46S</meta:editing-duration>
    <meta:editing-cycles>2</meta:editing-cycles>
    <meta:generator>LibreOffice/5.2.7.2$Windows_x86 LibreOffice_project/2b7f1e640c46ceb28adf43ee075a6e8b8439ed10</meta:generator>
    <meta:document-statistic meta:table-count="1" meta:image-count="0" meta:object-count="0" meta:page-count="1" meta:paragraph-count="35" meta:word-count="167" meta:character-count="919" meta:non-whitespace-character-count="779"/>
  </office:meta>
</office:document-meta>
</file>